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369cm"/>
    </style:style>
    <style:style style:name="co3" style:family="table-column">
      <style:table-column-properties fo:break-before="auto" style:column-width="4.637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3.08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underline-style="solid" style:text-underline-width="auto" style:text-und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99cm" svg:height="8.999cm" svg:x="7.613cm" svg:y="1.056cm">
            <draw:object draw:notify-on-update-of-ranges="Hoja1.B2:Hoja1.B2 Hoja1.B3:Hoja1.B2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hop</text:p>
          </table:table-cell>
          <table:table-cell office:value-type="string" calcext:value-type="string">
            <text:p>zrtt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.2196" calcext:value-type="float">
            <text:p>1,2196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-1.5842" calcext:value-type="float">
            <text:p>-1,5842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0.1823" calcext:value-type="float">
            <text:p>-0,1823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0.1823" calcext:value-type="float">
            <text:p>-0,1823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76" calcext:value-type="float">
            <text:p>0,176</text:p>
          </table:table-cell>
          <table:table-cell table:number-columns-repeated="7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0.1707" calcext:value-type="float">
            <text:p>-0,1707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0.1586" calcext:value-type="float">
            <text:p>-0,1586</text:p>
          </table:table-cell>
          <table:table-cell table:number-columns-repeated="7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0.2048" calcext:value-type="float">
            <text:p>-0,2048</text:p>
          </table:table-cell>
          <table:table-cell table:number-columns-repeated="7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4198" calcext:value-type="float">
            <text:p>1,4198</text:p>
          </table:table-cell>
          <table:table-cell table:number-columns-repeated="7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0.9065" calcext:value-type="float">
            <text:p>-0,9065</text:p>
          </table:table-cell>
          <table:table-cell table:number-columns-repeated="7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.171" calcext:value-type="float">
            <text:p>-1,171</text:p>
          </table:table-cell>
          <table:table-cell table:number-columns-repeated="7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0.1747" calcext:value-type="float">
            <text:p>-0,1747</text:p>
          </table:table-cell>
          <table:table-cell table:number-columns-repeated="7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.1201" calcext:value-type="float">
            <text:p>3,1201</text:p>
          </table:table-cell>
          <table:table-cell table:number-columns-repeated="7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0.1978" calcext:value-type="float">
            <text:p>-0,1978</text:p>
          </table:table-cell>
          <table:table-cell table:number-columns-repeated="7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0.1481" calcext:value-type="float">
            <text:p>-0,1481</text:p>
          </table:table-cell>
          <table:table-cell table:number-columns-repeated="7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0.2245" calcext:value-type="float">
            <text:p>-0,2245</text:p>
          </table:table-cell>
          <table:table-cell table:number-columns-repeated="7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0.0996" calcext:value-type="float">
            <text:p>-0,0996</text:p>
          </table:table-cell>
          <table:table-cell table:number-columns-repeated="7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0.1756" calcext:value-type="float">
            <text:p>-0,1756</text:p>
          </table:table-cell>
          <table:table-cell table:number-columns-repeated="7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1.3013" calcext:value-type="float">
            <text:p>-1,3013</text:p>
          </table:table-cell>
          <table:table-cell table:number-columns-repeated="7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9949" calcext:value-type="float">
            <text:p>0,9949</text:p>
          </table:table-cell>
          <table:table-cell table:number-columns-repeated="7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0.0481" calcext:value-type="float">
            <text:p>-0,0481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1">00/00/0000</text:date>, <text:time style:data-style-name="N2" text:time-value="18:22:50.717590955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1T16:04:34.972061467</meta:creation-date>
    <dc:date>2015-07-01T17:01:11.715564523</dc:date>
    <meta:editing-duration>PT26M12S</meta:editing-duration>
    <meta:editing-cycles>5</meta:editing-cycles>
    <meta:generator>LibreOffice/4.2.8.2$Linux_X86_64 LibreOffice_project/420m0$Build-2</meta:generator>
    <meta:document-statistic meta:table-count="1" meta:cell-count="44" meta:object-count="1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start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5.787cm" svg:y="0.316cm" chart:style-name="ch2">
          <text:p>Valor standar del RTT</text:p>
        </chart:title>
        <chart:plot-area chart:style-name="ch3" table:cell-range-address="Hoja1.B2:Hoja1.B22" chart:data-source-has-labels="row" svg:x="1.331cm" svg:y="1.301cm" svg:width="14.349cm" svg:height="6.538cm">
          <chartooo:coordinate-region svg:x="1.873cm" svg:y="1.5cm" svg:width="13.62cm" svg:height="5.692cm"/>
          <chart:axis chart:dimension="x" chart:name="primary-x" chart:style-name="ch4">
            <chart:title svg:x="8.117cm" svg:y="8.019cm" chart:style-name="ch5">
              <text:p>Host</text:p>
            </chart:title>
          </chart:axis>
          <chart:axis chart:dimension="y" chart:name="primary-y" chart:style-name="ch6">
            <chart:title svg:x="0.451cm" svg:y="4.839cm" chart:style-name="ch7">
              <text:p>zrtt</text:p>
            </chart:title>
            <chart:grid chart:style-name="ch8" chart:class="major"/>
          </chart:axis>
          <chart:series chart:style-name="ch9" chart:values-cell-range-address="Hoja1.B3:Hoja1.B22" chart:label-cell-address="Hoja1.B2:Hoja1.B2" chart:class="chart:line">
            <chart:data-point chart:repeated="2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,2196</text:p>
                <draw:g>
                  <svg:desc>Hoja1.B2:Hoja1.B2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.5842">
                <text:p>-1.5842</text:p>
                <draw:g>
                  <svg:desc>Hoja1.B3:Hoja1.B2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1823">
                <text:p>-0.182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1823">
                <text:p>-0.182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76">
                <text:p>0.17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1707">
                <text:p>-0.170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1586">
                <text:p>-0.15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2048">
                <text:p>-0.20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4198">
                <text:p>1.41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9065">
                <text:p>-0.906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171">
                <text:p>-1.1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1747">
                <text:p>-0.174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1201">
                <text:p>3.120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1978">
                <text:p>-0.197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1481">
                <text:p>-0.148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2245">
                <text:p>-0.2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0996">
                <text:p>-0.0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1756">
                <text:p>-0.17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1.3013">
                <text:p>-1.301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9949">
                <text:p>0.994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0481">
                <text:p>-0.048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